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World</text:h>
      <text:p text:style-name="Text_20_body">Simpl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Times New Roman" fo:font-size="12pt" fo:language="de" fo:country="CH" style:font-name-asian="Bitstream Vera Sans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Michael Locher</meta:initial-creator>
    <meta:creation-date>2006-01-03T12:13:28</meta:creation-date>
    <dc:creator>Michael Locher</dc:creator>
    <dc:date>2006-01-03T12:14:18</dc:date>
    <dc:language>de-CH</dc:language>
    <meta:editing-cycles>2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2"/>
  </office:meta>
</office:document-meta>
</file>